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d61" officeooo:paragraph-rsid="000c2d6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stanti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6:33:20.465148590</meta:creation-date>
    <dc:date>2016-11-11T16:33:43.498025048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5.1.4.2$Linux_X86_64 LibreOffice_project/10m0$Build-2</meta:generator>
  </office:meta>
</office:document-meta>
</file>